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</text:p>
      <text:p text:style-name="P1"/>
      <text:p text:style-name="P2">Un goteo</text:p>
      <text:p text:style-name="P2">late, vive</text:p>
      <text:p text:style-name="P2">pariendo sóla.</text:p>
      <text:p text:style-name="P2">Ella allá; yo la busco en algún lugar.</text:p>
      <text:p text:style-name="P2"/>
      <text:p text:style-name="P2">Mi nombre es una excusa,</text:p>
      <text:p text:style-name="P2">que vuelve al fin</text:p>
      <text:p text:style-name="P2">y se hace sombra</text:p>
      <text:p text:style-name="P2">de mi nom-bre,</text:p>
      <text:p text:style-name="P2"><text:tab/>¡Falta!</text:p>
      <text:p text:style-name="P2">Una vida<text:tab/>en segudos,</text:p>
      <text:p text:style-name="P2">un bosque<text:tab/>en ramit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7S</meta:editing-duration>
    <meta:editing-cycles>3</meta:editing-cycles>
    <meta:generator>OpenOffice/4.1.7$Win32 OpenOffice.org_project/417m1$Build-9800</meta:generator>
    <dc:date>2022-03-01T10:24:37.46</dc:date>
    <meta:document-statistic meta:table-count="0" meta:image-count="0" meta:object-count="0" meta:page-count="1" meta:paragraph-count="12" meta:word-count="40" meta:character-count="192"/>
    <dc:creator>Adolfo De Boeck</dc:creator>
    <meta:user-defined meta:name="Info 1"/>
    <meta:user-defined meta:name="Info 2"/>
    <meta:user-defined meta:name="Info 3"/>
    <meta:user-defined meta:name="Info 4"/>
  </office:meta>
</office:document-meta>
</file>